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580000028B3140F092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2" text:anchor-type="paragraph" svg:x="8.989cm" svg:y="0.037cm" svg:width="10.209cm" svg:height="11.081cm" draw:z-index="0"><draw:image xlink:href="Pictures/10000201000002580000028B3140F092.png" xlink:type="simple" xlink:show="embed" xlink:actuate="onLoad"/></draw:frame><draw:frame draw:style-name="fr1" draw:name="gráficos1" text:anchor-type="paragraph" svg:x="-1.61cm" svg:y="0.037cm" svg:width="10.209cm" svg:height="11.081cm" draw:z-index="1"><draw:image xlink:href="Pictures/10000201000002580000028B3140F092.png" xlink:type="simple" xlink:show="embed" xlink:actuate="onLoad"/></draw:frame><draw:frame draw:style-name="fr1" draw:name="gráficos3" text:anchor-type="paragraph" svg:x="8.989cm" svg:y="12.813cm" svg:width="10.209cm" svg:height="11.081cm" draw:z-index="2"><draw:image xlink:href="Pictures/10000201000002580000028B3140F092.png" xlink:type="simple" xlink:show="embed" xlink:actuate="onLoad"/></draw:frame><draw:frame draw:style-name="fr1" draw:name="gráficos4" text:anchor-type="paragraph" svg:x="-1.61cm" svg:y="12.806cm" svg:width="10.209cm" svg:height="11.081cm" draw:z-index="3"><draw:image xlink:href="Pictures/10000201000002580000028B3140F092.png" xlink:type="simple" xlink:show="embed" xlink:actuate="onLoad"/></draw:frame>­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MX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né Sandoval</meta:initial-creator>
    <meta:creation-date>2013-05-13T01:59:23</meta:creation-date>
    <dc:date>2013-05-13T10:27:20</dc:date>
    <dc:creator>René Sandoval</dc:creator>
    <meta:editing-duration>PT5M29S</meta:editing-duration>
    <meta:editing-cycles>6</meta:editing-cycles>
    <meta:generator>LibreOffice/3.5$Linux_X86_64 LibreOffice_project/350m1$Build-2</meta:generator>
    <meta:document-statistic meta:table-count="0" meta:image-count="4" meta:object-count="0" meta:page-count="1" meta:paragraph-count="1" meta:word-count="1" meta:character-count="1" meta:non-whitespace-character-count="1"/>
  </office:meta>
</office:document-meta>
</file>